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Base12FontCollection.addFontProperties( FontInfo fontInfo , AFPFont font , String [ ] names , String style , int weight ,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Base12FontCollection.setup( int start ,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FPBase12FontCollection.addCharacterSet( RasterFont font , String charsetName , Base14Font base14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